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5.337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5.336cm" fo:min-width="2.4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667cm" svg:height="5.715cm" svg:x="1.97cm" svg:y="4.429cm">
          <text:p text:style-name="P1">Route</text:p>
          <text:p text:style-name="P1">Pl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667cm" svg:height="5.587cm" svg:x="9.17cm" svg:y="4.43cm">
          <text:p text:style-name="P1">Motion</text:p>
          <text:p text:style-name="P1">Pl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2.946cm" svg:height="5.586cm" svg:x="15.37cm" svg:y="4.431cm"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4.683cm" svg:y1="6.523cm" svg:x2="9.255cm" svg:y2="6.523cm">
          <text:p text:style-name="P1"/>
          <text:p text:style-name="P1">Sub Path - </text:p>
          <text:p text:style-name="P1">nav_msgs/path</text:p>
          <text:p text:style-name="P1"/>
        </draw:line>
        <draw:line draw:style-name="gr5" draw:text-style-name="P1" draw:layer="layout" svg:x1="4.683cm" svg:y1="8.62cm" svg:x2="9.128cm" svg:y2="8.62cm">
          <text:p text:style-name="P1"/>
          <text:p text:style-name="P1">Sub Path Reached -</text:p>
          <text:p text:style-name="P1"><text:s/>Int 16</text:p>
          <text:p text:style-name="P1"/>
        </draw:line>
        <draw:custom-shape draw:style-name="gr6" draw:text-style-name="P1" xml:id="id5" draw:id="id5" draw:layer="layout" svg:width="3.81cm" svg:height="2.032cm" svg:x="5.32cm" svg:y="12.138cm">
          <text:p text:style-name="P1">User Messa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.81cm" svg:height="2.032cm" svg:x="8.621cm" svg:y="1.339cm">
          <text:p text:style-name="P1">Odomet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526cm" svg:y1="3.371cm" svg:x2="10.504cm" svg:y2="4.43cm" draw:start-shape="id1" draw:start-glue-point="6" draw:end-shape="id2" draw:end-glue-point="4" svg:d="M10526 3371v530h-22v529" svg:viewBox="0 0 23 1060">
          <text:p/>
        </draw:connector>
        <draw:connector draw:style-name="gr7" draw:text-style-name="P2" draw:layer="layout" svg:x1="10.526cm" svg:y1="3.371cm" svg:x2="3.304cm" svg:y2="4.429cm" draw:start-shape="id1" draw:start-glue-point="6" draw:end-shape="id3" draw:end-glue-point="4" svg:d="M10526 3371v529h-7222v529" svg:viewBox="0 0 7223 1059">
          <text:p/>
        </draw:connector>
        <draw:connector draw:style-name="gr4" draw:text-style-name="P2" draw:layer="layout" svg:x1="10.526cm" svg:y1="3.371cm" svg:x2="16.843cm" svg:y2="4.431cm" draw:start-shape="id1" draw:start-glue-point="6" draw:end-shape="id4" svg:d="M10526 3371v531h6317v529" svg:viewBox="0 0 6318 1061">
          <text:p text:style-name="P1">nav_msgs/Odometry</text:p>
          <text:p text:style-name="P1"/>
        </draw:connector>
        <draw:connector draw:style-name="gr4" draw:text-style-name="P2" draw:layer="layout" svg:x1="5.32cm" svg:y1="13.154cm" svg:x2="3.304cm" svg:y2="10.144cm" draw:start-shape="id5" draw:start-glue-point="5" draw:end-shape="id3" draw:end-glue-point="6" svg:d="M5320 13154h-2016v-3010" svg:viewBox="0 0 2017 3011">
          <text:p text:style-name="P1"/>
          <text:p text:style-name="P1">Goal – Pose Stamped</text:p>
        </draw:connector>
        <draw:connector draw:style-name="gr4" draw:text-style-name="P2" draw:layer="layout" svg:x1="7.225cm" svg:y1="12.138cm" svg:x2="10.504cm" svg:y2="10.017cm" draw:start-shape="id5" draw:start-glue-point="4" draw:end-shape="id2" draw:end-glue-point="6" svg:d="M7225 12138v-1060h3279v-1061" svg:viewBox="0 0 3280 2122">
          <text:p text:style-name="P1"/>
          <text:p text:style-name="P1"><text:s text:c="4"/>Lane Change – Point Stamped</text:p>
        </draw:connector>
        <draw:custom-shape draw:style-name="gr6" draw:text-style-name="P1" xml:id="id6" draw:id="id6" draw:layer="layout" svg:width="3.81cm" svg:height="2.032cm" svg:x="12.921cm" svg:y="12.139cm">
          <text:p text:style-name="P1">Percep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826cm" svg:y1="12.139cm" svg:x2="11.562cm" svg:y2="10.094cm" draw:start-shape="id6" draw:start-glue-point="4" svg:d="M14826 12139v-1273h-3264v-772" svg:viewBox="0 0 3265 2046">
          <text:p text:style-name="P1"/>
          <text:p text:style-name="P1"/>
          <text:p text:style-name="P1"/>
          <text:p text:style-name="P1"><text:s text:c="33"/>Custom obstacles message</text:p>
        </draw:connector>
        <draw:connector draw:style-name="gr4" draw:text-style-name="P2" draw:layer="layout" svg:x1="11.837cm" svg:y1="7.224cm" svg:x2="15.37cm" svg:y2="7.224cm" draw:start-shape="id2" draw:start-glue-point="7" draw:end-shape="id4" svg:d="M11837 7224h3533" svg:viewBox="0 0 3534 1">
          <text:p text:style-name="P1">Custom trajectory</text:p>
          <text:p text:style-name="P1">messag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00:23:05.879917332</meta:creation-date>
    <meta:generator>LibreOffice/5.1.6.2$Linux_X86_64 LibreOffice_project/10m0$Build-2</meta:generator>
    <dc:date>2018-04-09T17:57:55.842839624</dc:date>
    <meta:editing-duration>PT10M57S</meta:editing-duration>
    <meta:editing-cycles>2</meta:editing-cycles>
    <meta:document-statistic meta:object-count="15"/>
  </office:meta>
</office:document-meta>
</file>